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5cm" fo:min-width="8.95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533cm" fo:min-width="8.95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533cm" fo:min-width="6.177cm"/>
      <style:paragraph-properties style:writing-mode="lr-tb"/>
    </style:style>
    <style:style style:name="gr4" style:family="graphic" style:parent-style-name="objectwithoutfill">
      <style:graphic-properties draw:marker-end="Arrowheads_20_19" draw:marker-end-width="0.3cm" draw:fill="none" draw:textarea-vertical-align="middle"/>
    </style:style>
    <style:style style:name="gr5" style:family="graphic" style:parent-style-name="objectwithoutfill">
      <style:graphic-properties draw:marker-end="Arrowheads_20_21" draw:marker-end-width="0.3cm" draw:fill="none" draw:textarea-vertical-align="middle"/>
    </style:style>
    <style:style style:name="gr6" style:family="graphic" style:parent-style-name="objectwithoutfill">
      <style:graphic-properties draw:marker-end="Arrowheads_20_22" draw:marker-end-width="0.3cm" draw:fill="none" draw:textarea-vertical-align="middle"/>
    </style:style>
    <style:style style:name="gr7" style:family="graphic" style:parent-style-name="objectwithoutfill">
      <style:graphic-properties draw:marker-end="Arrowheads_20_24" draw:marker-end-width="0.3cm" draw:fill="none" draw:textarea-vertical-align="middle"/>
    </style:style>
    <style:style style:name="gr8" style:family="graphic" style:parent-style-name="objectwithoutfill">
      <style:graphic-properties draw:marker-end="Arrowheads_20_25" draw:marker-end-width="0.3cm" draw:fill="none" draw:textarea-vertical-align="middle"/>
    </style:style>
    <style:style style:name="gr9" style:family="graphic" style:parent-style-name="objectwithoutfill">
      <style:graphic-properties draw:marker-end="Arrowheads_20_26" draw:marker-end-width="0.3cm" draw:fill="none" draw:textarea-vertical-align="middle"/>
    </style:style>
    <style:style style:name="gr10" style:family="graphic" style:parent-style-name="objectwithoutfill">
      <style:graphic-properties draw:marker-end="Arrowheads_20_27" draw:marker-end-width="0.3cm" draw:fill="none" draw:textarea-vertical-align="middle"/>
    </style:style>
    <style:style style:name="gr11" style:family="graphic" style:parent-style-name="objectwithoutfill">
      <style:graphic-properties draw:marker-end="Arrowheads_20_28" draw:marker-end-width="0.3cm" draw:fill="none" draw:textarea-vertical-align="middle"/>
    </style:style>
    <style:style style:name="gr12" style:family="graphic" style:parent-style-name="objectwithoutfill">
      <style:graphic-properties draw:marker-end="Arrowheads_20_33" draw:marker-end-width="0.3cm" draw:fill="none" draw:textarea-vertical-align="middle"/>
    </style:style>
    <style:style style:name="gr13" style:family="graphic" style:parent-style-name="objectwithoutfill">
      <style:graphic-properties draw:marker-end="Arrowheads_20_34" draw:marker-end-width="0.3cm" draw:fill="none" draw:textarea-vertical-align="middle"/>
    </style:style>
    <style:style style:name="gr14" style:family="graphic" style:parent-style-name="objectwithoutfill">
      <style:graphic-properties draw:marker-end="Arrowheads_20_35" draw:marker-end-width="0.3cm" draw:fill="none" draw:textarea-vertical-align="middle"/>
    </style:style>
    <style:style style:name="gr15" style:family="graphic" style:parent-style-name="objectwithoutfill">
      <style:graphic-properties draw:marker-end="Arrowheads_20_36" draw:marker-end-width="0.3cm" draw:fill="none" draw:textarea-vertical-align="middle"/>
    </style:style>
    <style:style style:name="gr16" style:family="graphic" style:parent-style-name="objectwithoutfill">
      <style:graphic-properties draw:marker-end="Arrowheads_20_37" draw:marker-end-width="0.3cm" draw:fill="none" draw:textarea-vertical-align="middle"/>
    </style:style>
    <style:style style:name="gr17" style:family="graphic" style:parent-style-name="objectwithoutfill">
      <style:graphic-properties draw:marker-end="Arrowheads_20_38" draw:marker-end-width="0.3cm" draw:fill="none" draw:textarea-vertical-align="middle"/>
    </style:style>
    <style:style style:name="gr18" style:family="graphic" style:parent-style-name="objectwithoutfill">
      <style:graphic-properties draw:marker-end="Arrowheads_20_39" draw:marker-end-width="0.3cm" draw:fill="none" draw:textarea-vertical-align="middle"/>
    </style:style>
    <style:style style:name="gr19" style:family="graphic" style:parent-style-name="objectwithoutfill">
      <style:graphic-properties draw:marker-end="Arrowheads_20_40" draw:marker-end-width="0.3cm" draw:fill="none" draw:textarea-vertical-align="middle"/>
    </style:style>
    <style:style style:name="gr20" style:family="graphic" style:parent-style-name="objectwithoutfill">
      <style:graphic-properties draw:marker-end="Arrowheads_20_4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4" draw:id="id14" draw:layer="layout" svg:width="9.459cm" svg:height="2.505cm" svg:x="27.271cm" svg:y="1.5cm">
          <text:p text:style-name="P1">STUD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9.459cm" svg:height="2.783cm" svg:x="27.271cm" svg:y="11.185cm">
          <text:p text:style-name="P1">Dashboard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6.677cm" svg:height="2.783cm" svg:x="8.3cm" svg:y="21.76cm">
          <text:p text:style-name="P1">Explore Courses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6.677cm" svg:height="2.783cm" svg:x="16.09cm" svg:y="21.76cm">
          <text:p text:style-name="P1">Enrolled Courses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6.677cm" svg:height="2.783cm" svg:x="23.601cm" svg:y="21.76cm">
          <text:p text:style-name="P1">Completed Courses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6.677cm" svg:height="2.783cm" svg:x="16.09cm" svg:y="17.029cm">
          <text:p text:style-name="P1"><text:s/>Courses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6.677cm" svg:height="2.783cm" svg:x="40.572cm" svg:y="17.029cm">
          <text:p text:style-name="P1"><text:s/>Profile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6.677cm" svg:height="2.783cm" svg:x="36.677cm" svg:y="21.76cm">
          <text:p text:style-name="P1">Update Pofile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6.677cm" svg:height="2.783cm" svg:x="44.745cm" svg:y="21.76cm">
          <text:p text:style-name="P1">Delete Pofile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6.677cm" svg:height="2.783cm" svg:x="2.7cm" svg:y="28.717cm">
          <text:p text:style-name="P1">View Courses</text:p>
          <draw:enhanced-geometry svg:viewBox="0 0 21600 21600" draw:type="rectangle" draw:enhanced-path="M 0 0 L 21600 0 21600 21600 0 21600 0 0 Z N"/>
        </draw:custom-shape>
        <draw:custom-shape draw:style-name="gr3" draw:text-style-name="P1" xml:id="id17" draw:id="id17" draw:layer="layout" svg:width="6.677cm" svg:height="2.783cm" svg:x="10.434cm" svg:y="28.717cm">
          <text:p text:style-name="P1">Enroll Course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6.677cm" svg:height="2.783cm" svg:x="23.823cm" svg:y="32.25cm">
          <text:p text:style-name="P1">Continue Course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6.677cm" svg:height="2.783cm" svg:x="15.25cm" svg:y="32.217cm">
          <text:p text:style-name="P1">Uenroll Cours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32cm" svg:y1="13.968cm" svg:x2="19.428cm" svg:y2="17.029cm" draw:start-shape="id1" draw:start-glue-point="2" draw:end-shape="id2" draw:end-glue-point="0" svg:d="M32000 13968v1530h-12572v1531" svg:viewBox="0 0 12573 3062">
          <text:p/>
        </draw:connector>
        <draw:connector draw:style-name="gr5" draw:text-style-name="P2" draw:layer="layout" svg:x1="32cm" svg:y1="13.968cm" svg:x2="43.91cm" svg:y2="17.029cm" draw:start-shape="id1" draw:start-glue-point="2" draw:end-shape="id3" draw:end-glue-point="0" svg:d="M32000 13968v1530h11910v1531" svg:viewBox="0 0 11911 3062">
          <text:p/>
        </draw:connector>
        <draw:connector draw:style-name="gr6" draw:text-style-name="P2" draw:layer="layout" svg:x1="19.428cm" svg:y1="19.812cm" svg:x2="11.638cm" svg:y2="21.76cm" draw:start-shape="id2" draw:start-glue-point="2" draw:end-shape="id4" draw:end-glue-point="0" svg:d="M19428 19812v973h-7790v975" svg:viewBox="0 0 7791 1949">
          <text:p/>
        </draw:connector>
        <draw:connector draw:style-name="gr7" draw:text-style-name="P2" draw:layer="layout" svg:x1="19.428cm" svg:y1="19.812cm" svg:x2="26.939cm" svg:y2="21.76cm" draw:start-shape="id2" draw:start-glue-point="2" draw:end-shape="id5" draw:end-glue-point="0" svg:d="M19428 19812v973h7511v975" svg:viewBox="0 0 7512 1949">
          <text:p/>
        </draw:connector>
        <draw:connector draw:style-name="gr8" draw:text-style-name="P2" draw:layer="layout" draw:type="line" svg:x1="19.428cm" svg:y1="19.812cm" svg:x2="19.428cm" svg:y2="21.76cm" draw:start-shape="id2" draw:start-glue-point="2" draw:end-shape="id6" draw:end-glue-point="0" svg:d="M19428 19812v1948" svg:viewBox="0 0 1 1949">
          <text:p/>
        </draw:connector>
        <draw:connector draw:style-name="gr9" draw:text-style-name="P2" draw:layer="layout" svg:x1="43.91cm" svg:y1="19.812cm" svg:x2="40.015cm" svg:y2="21.76cm" draw:start-shape="id3" draw:start-glue-point="2" draw:end-shape="id7" draw:end-glue-point="0" svg:d="M43910 19812v973h-3895v975" svg:viewBox="0 0 3896 1949">
          <text:p/>
        </draw:connector>
        <draw:connector draw:style-name="gr10" draw:text-style-name="P2" draw:layer="layout" svg:x1="43.91cm" svg:y1="19.812cm" svg:x2="48.083cm" svg:y2="21.76cm" draw:start-shape="id3" draw:start-glue-point="2" draw:end-shape="id8" draw:end-glue-point="0" svg:d="M43910 19812v973h4173v975" svg:viewBox="0 0 4174 1949">
          <text:p/>
        </draw:connector>
        <draw:connector draw:style-name="gr11" draw:text-style-name="P2" draw:layer="layout" svg:x1="11.638cm" svg:y1="24.543cm" svg:x2="6.038cm" svg:y2="28.717cm" draw:start-shape="id4" draw:start-glue-point="2" draw:end-shape="id9" draw:end-glue-point="0" svg:d="M11638 24543v2086h-5600v2088" svg:viewBox="0 0 5601 4175">
          <text:p/>
        </draw:connector>
        <draw:connector draw:style-name="gr12" draw:text-style-name="P2" draw:layer="layout" svg:x1="19.428cm" svg:y1="24.543cm" svg:x2="27.161cm" svg:y2="32.25cm" draw:start-shape="id6" draw:start-glue-point="2" draw:end-shape="id10" draw:end-glue-point="0" svg:d="M19428 24543v3853h7733v3854" svg:viewBox="0 0 7734 7708">
          <text:p/>
        </draw:connector>
        <draw:connector draw:style-name="gr13" draw:text-style-name="P2" draw:layer="layout" svg:x1="19.428cm" svg:y1="24.543cm" svg:x2="18.588cm" svg:y2="32.217cm" draw:start-shape="id6" draw:start-glue-point="2" draw:end-shape="id11" draw:end-glue-point="0" svg:d="M19428 24543v3836h-840v3838" svg:viewBox="0 0 841 7675">
          <text:p/>
        </draw:connector>
        <draw:custom-shape draw:style-name="gr3" draw:text-style-name="P1" xml:id="id12" draw:id="id12" draw:layer="layout" svg:width="6.677cm" svg:height="2.783cm" svg:x="35.8cm" svg:y="28.717cm">
          <text:p text:style-name="P1">View Course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6.677cm" svg:height="2.783cm" svg:x="43.033cm" svg:y="28.717cm">
          <text:p text:style-name="P1">View Statement of Completion</text:p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26.939cm" svg:y1="24.543cm" svg:x2="39.138cm" svg:y2="28.717cm" draw:start-shape="id5" draw:start-glue-point="2" draw:end-shape="id12" draw:end-glue-point="0" svg:d="M26939 24543v2086h12199v2088" svg:viewBox="0 0 12200 4175">
          <text:p/>
        </draw:connector>
        <draw:connector draw:style-name="gr15" draw:text-style-name="P2" draw:layer="layout" svg:x1="26.939cm" svg:y1="24.543cm" svg:x2="46.371cm" svg:y2="28.717cm" draw:start-shape="id5" draw:start-glue-point="2" draw:end-shape="id13" draw:end-glue-point="0" svg:d="M26939 24543v2086h19432v2088" svg:viewBox="0 0 19433 4175">
          <text:p/>
        </draw:connector>
        <draw:custom-shape draw:style-name="gr2" draw:text-style-name="P1" xml:id="id16" draw:id="id16" draw:layer="layout" svg:width="9.459cm" svg:height="2.783cm" svg:x="16.7cm" svg:y="6.231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9.459cm" svg:height="2.783cm" svg:x="35.617cm" svg:y="6.175cm">
          <text:p text:style-name="P1">Register</text:p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32cm" svg:y1="4.005cm" svg:x2="40.346cm" svg:y2="6.175cm" draw:start-shape="id14" draw:start-glue-point="2" draw:end-shape="id15" draw:end-glue-point="0" svg:d="M32000 4005v1084h8346v1086" svg:viewBox="0 0 8347 2171">
          <text:p/>
        </draw:connector>
        <draw:connector draw:style-name="gr17" draw:text-style-name="P2" draw:layer="layout" svg:x1="32cm" svg:y1="4.005cm" svg:x2="21.429cm" svg:y2="6.231cm" draw:start-shape="id14" draw:start-glue-point="2" draw:end-shape="id16" svg:d="M32000 4005v1112h-10571v1114" svg:viewBox="0 0 10572 2227">
          <text:p/>
        </draw:connector>
        <draw:connector draw:style-name="gr18" draw:text-style-name="P2" draw:layer="layout" draw:type="line" svg:x1="35.617cm" svg:y1="7.566cm" svg:x2="26.159cm" svg:y2="7.622cm" draw:start-shape="id15" draw:start-glue-point="3" draw:end-shape="id16" draw:end-glue-point="1" svg:d="M35617 7566l-9458 56" svg:viewBox="0 0 9459 57">
          <text:p/>
        </draw:connector>
        <draw:connector draw:style-name="gr19" draw:text-style-name="P2" draw:layer="layout" svg:x1="21.429cm" svg:y1="9.014cm" svg:x2="32cm" svg:y2="11.185cm" draw:start-shape="id16" draw:start-glue-point="2" draw:end-shape="id1" draw:end-glue-point="0" svg:d="M21429 9014v1085h10571v1086" svg:viewBox="0 0 10572 2172">
          <text:p/>
        </draw:connector>
        <draw:connector draw:style-name="gr20" draw:text-style-name="P2" draw:layer="layout" svg:x1="11.638cm" svg:y1="24.543cm" svg:x2="13.772cm" svg:y2="28.717cm" draw:start-shape="id4" draw:start-glue-point="2" draw:end-shape="id17" draw:end-glue-point="0" svg:d="M11638 24543v2086h2134v2088" svg:viewBox="0 0 2135 417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9" draw:display-name="Arrowheads 19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G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7T07:56:38.615209277</meta:creation-date>
    <dc:date>2022-12-17T08:17:05.726012939</dc:date>
    <meta:editing-duration>PT10M15S</meta:editing-duration>
    <meta:editing-cycles>2</meta:editing-cycles>
    <meta:generator>LibreOffice/7.2.2.2$Linux_X86_64 LibreOffice_project/20$Build-2</meta:generator>
    <meta:document-statistic meta:object-count="34"/>
  </office:meta>
</office:document-meta>
</file>